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0" number:language="en" number:country="US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000"/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hread designation </text:p>
          </table:table-cell>
          <table:table-cell table:style-name="ce1" office:value-type="string" calcext:value-type="string">
            <text:p>hole diameter </text:p>
          </table:table-cell>
          <table:table-cell table:style-name="ce1" office:value-type="string" calcext:value-type="string">
            <text:p>width across flats </text:p>
          </table:table-cell>
          <table:table-cell table:style-name="ce1" office:value-type="string" calcext:value-type="string">
            <text:p>thickness </text:p>
          </table:table-cell>
          <table:table-cell table:style-name="ce1" office:value-type="string" calcext:value-type="string">
            <text:p>head diameter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y </text:p>
          </table:table-cell>
          <table:table-cell office:value-type="string" calcext:value-type="string">
            <text:p>d1 (mm) </text:p>
          </table:table-cell>
          <table:table-cell office:value-type="string" calcext:value-type="string">
            <text:p>s (mm) </text:p>
          </table:table-cell>
          <table:table-cell office:value-type="string" calcext:value-type="string">
            <text:p>m_max (mm) </text:p>
          </table:table-cell>
          <table:table-cell office:value-type="string" calcext:value-type="string">
            <text:p>e_min (mm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6 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7 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.32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.3 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.5 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.6 </text:p>
          </table:table-cell>
          <table:table-cell office:value-type="float" office:value="2.6" calcext:value-type="float">
            <text:p>2.6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6.01" calcext:value-type="float">
            <text:p>6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 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6.01" calcext:value-type="float">
            <text:p>6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.5 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58" calcext:value-type="float">
            <text:p>6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7.66" calcext:value-type="float">
            <text:p>7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8.79" calcext:value-type="float">
            <text:p>8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11.05" calcext:value-type="float">
            <text:p>11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8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.38" calcext:value-type="float">
            <text:p>14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0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.77" calcext:value-type="float">
            <text:p>17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.03" calcext:value-type="float">
            <text:p>20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4 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.35" calcext:value-type="float">
            <text:p>23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6 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.75" calcext:value-type="float">
            <text:p>26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8 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9.56" calcext:value-type="float">
            <text:p>29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0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.95" calcext:value-type="float">
            <text:p>32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2 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7.29" calcext:value-type="float">
            <text:p>37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4 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9.55" calcext:value-type="float">
            <text:p>39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7 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3.5" calcext:value-type="float">
            <text:p>13.5</text:p>
          </table:table-cell>
          <table:table-cell office:value-type="float" office:value="45.2" calcext:value-type="float">
            <text:p>45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0 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0.85" calcext:value-type="float">
            <text:p>50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3 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6.5" calcext:value-type="float">
            <text:p>16.5</text:p>
          </table:table-cell>
          <table:table-cell office:value-type="float" office:value="55.37" calcext:value-type="float">
            <text:p>55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6 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60.79" calcext:value-type="float">
            <text:p>60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9 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9.5" calcext:value-type="float">
            <text:p>19.5</text:p>
          </table:table-cell>
          <table:table-cell office:value-type="float" office:value="66.44" calcext:value-type="float">
            <text:p>66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2 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71.3" calcext:value-type="float">
            <text:p>71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5 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2.5" calcext:value-type="float">
            <text:p>22.5</text:p>
          </table:table-cell>
          <table:table-cell office:value-type="float" office:value="76.95" calcext:value-type="float">
            <text:p>76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8 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2.6" calcext:value-type="float">
            <text:p>82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2 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6 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93.56" calcext:value-type="float">
            <text:p>93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0 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9.21" calcext:value-type="float">
            <text:p>99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4 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04.86" calcext:value-type="float">
            <text:p>104.86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6:50:56.750000000</meta:creation-date>
    <dc:date>2015-09-03T19:49:50.182000000</dc:date>
    <meta:editing-duration>PT5H27M45S</meta:editing-duration>
    <meta:editing-cycles>2</meta:editing-cycles>
    <meta:generator>LibreOffice/4.4.1.2$Windows_x86 LibreOffice_project/45e2de17089c24a1fa810c8f975a7171ba4cd432</meta:generator>
    <meta:document-statistic meta:table-count="1" meta:cell-count="170" meta:object-count="0"/>
  </office:meta>
</office:document-meta>
</file>